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ft,Right</text:p>
          </table:table-cell>
          <table:table-cell office:value-type="string">
            <text:p>mors_3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ve no p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pin_array_4x2reverse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string">
            <text:p>pin_array_13x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C2,C3,C7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.0u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4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470p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5,C12,C15,C19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6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8,C9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0uF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0,C13,C16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11,C18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4,C17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8pF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1,L2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0uH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C IN</text:p>
          </table:table-cell>
          <table:table-cell office:value-type="string">
            <text:p>dc_socket</text:p>
          </table:table-cell>
          <table:table-cell office:value-type="float" office:value="1">
            <text:p>1</text:p>
          </table:table-cell>
          <table:table-cell office:value-type="string">
            <text:p>9V DC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mors_3p</text:p>
          </table:table-cell>
          <table:table-cell office:value-type="float" office:value="1">
            <text:p>1</text:p>
          </table:table-cell>
          <table:table-cell office:value-type="string">
            <text:p>Headphone 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4</text:p>
          </table:table-cell>
          <table:table-cell office:value-type="string">
            <text:p>mors_3p</text:p>
          </table:table-cell>
          <table:table-cell office:value-type="float" office:value="1">
            <text:p>1</text:p>
          </table:table-cell>
          <table:table-cell office:value-type="string">
            <text:p>Line 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5</text:p>
          </table:table-cell>
          <table:table-cell office:value-type="string">
            <text:p>pin_array_3x2</text:p>
          </table:table-cell>
          <table:table-cell office:value-type="float" office:value="1">
            <text:p>1</text:p>
          </table:table-cell>
          <table:table-cell office:value-type="string">
            <text:p>MODE SE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2,R3,R4,R10,R12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5,R6,R7,R8,R9,R11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IC5207BM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2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MIC39100-5.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4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5</text:p>
          </table:table-cell>
          <table:table-cell office:value-type="string">
            <text:p>ssop-2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6,U7</text:p>
          </table:table-cell>
          <table:table-cell office:value-type="string">
            <text:p>SO8E</text:p>
          </table:table-cell>
          <table:table-cell office:value-type="float" office:value="2">
            <text:p>2</text:p>
          </table:table-cell>
          <table:table-cell office:value-type="string">
            <text:p>DRV13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X1</text:p>
          </table:table-cell>
          <table:table-cell office:value-type="string">
            <text:p>crystal_hc-49/smd</text:p>
          </table:table-cell>
          <table:table-cell office:value-type="float" office:value="1">
            <text:p>1</text:p>
          </table:table-cell>
          <table:table-cell office:value-type="string">
            <text:p>12.288MHz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,,,,,,,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17/08/2013</text:date>, <text:time>16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7T16:06:33</dc:date>
    <meta:document-statistic meta:table-count="1" meta:cell-count="134" meta:object-count="0"/>
    <meta:generator>OpenOffice.org/3.4.1$Unix OpenOffice.org_project/341m1$Build-9593</meta:generator>
  </office:meta>
</office:document-meta>
</file>